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SOS_FLOW Socket</text:p>
          </table:table-cell>
          <table:table-cell table:number-columns-repeated="7"/>
          <table:table-cell office:value-type="string" calcext:value-type="string">
            <text:p>MPI Send/Recv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524288" calcext:value-type="float">
            <text:p>524288</text:p>
          </table:table-cell>
          <table:table-cell table:number-columns-repeated="2"/>
          <table:table-cell office:value-type="string" calcext:value-type="string">
            <text:p><text:s text:c="7"/>512, 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.076" calcext:value-type="float">
            <text:p>0.076</text:p>
          </table:table-cell>
          <table:table-cell office:value-type="float" office:value="0.099" calcext:value-type="float">
            <text:p>0.099</text:p>
          </table:table-cell>
          <table:table-cell office:value-type="float" office:value="0.172" calcext:value-type="float">
            <text:p>0.172</text:p>
          </table:table-cell>
          <table:table-cell office:value-type="float" office:value="0.307" calcext:value-type="float">
            <text:p>0.307</text:p>
          </table:table-cell>
          <table:table-cell office:value-type="float" office:value="0.612" calcext:value-type="float">
            <text:p>0.612</text:p>
          </table:table-cell>
          <table:table-cell office:value-type="float" office:value="40.022" calcext:value-type="float">
            <text:p>40.022</text:p>
          </table:table-cell>
          <table:table-cell table:number-columns-repeated="2"/>
          <table:table-cell office:value-type="string" calcext:value-type="string">
            <text:p><text:s text:c="6"/>1024, 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44" calcext:value-type="float">
            <text:p>0.044</text:p>
          </table:table-cell>
          <table:table-cell office:value-type="float" office:value="0.076" calcext:value-type="float">
            <text:p>0.076</text:p>
          </table:table-cell>
          <table:table-cell office:value-type="float" office:value="4.297" calcext:value-type="float">
            <text:p>4.297</text:p>
          </table:table-cell>
          <table:table-cell table:number-columns-repeated="2"/>
          <table:table-cell office:value-type="string" calcext:value-type="string">
            <text:p><text:s text:c="6"/>2048, 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34" calcext:value-type="float">
            <text:p>0.134</text:p>
          </table:table-cell>
          <table:table-cell office:value-type="float" office:value="0.221" calcext:value-type="float">
            <text:p>0.221</text:p>
          </table:table-cell>
          <table:table-cell office:value-type="float" office:value="0.461" calcext:value-type="float">
            <text:p>0.461</text:p>
          </table:table-cell>
          <table:table-cell office:value-type="float" office:value="30.256" calcext:value-type="float">
            <text:p>30.256</text:p>
          </table:table-cell>
          <table:table-cell table:number-columns-repeated="2"/>
          <table:table-cell office:value-type="string" calcext:value-type="string">
            <text:p><text:s text:c="6"/>4096, </text:p>
          </table:table-cell>
        </table:table-row>
        <table:table-row table:style-name="ro1">
          <table:table-cell office:value-type="string" calcext:value-type="string">
            <text:p>mpi</text:p>
          </table:table-cell>
          <table:table-cell office:value-type="float" office:value="0.00265503" calcext:value-type="float">
            <text:p>0.00265503</text:p>
          </table:table-cell>
          <table:table-cell office:value-type="float" office:value="0.00494099" calcext:value-type="float">
            <text:p>0.00494099</text:p>
          </table:table-cell>
          <table:table-cell office:value-type="float" office:value="0.00365305" calcext:value-type="float">
            <text:p>0.00365305</text:p>
          </table:table-cell>
          <table:table-cell office:value-type="float" office:value="0.00198412" calcext:value-type="float">
            <text:p>0.00198412</text:p>
          </table:table-cell>
          <table:table-cell office:value-type="float" office:value="0.00378299" calcext:value-type="float">
            <text:p>0.00378299</text:p>
          </table:table-cell>
          <table:table-cell office:value-type="float" office:value="0.18157697" calcext:value-type="float">
            <text:p>0.18157697</text:p>
          </table:table-cell>
          <table:table-cell table:number-columns-repeated="2"/>
          <table:table-cell office:value-type="string" calcext:value-type="string">
            <text:p><text:s text:c="6"/>8192, 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s text:c="4"/>528244, 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524288" calcext:value-type="float">
            <text:p>524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</text:p>
          </table:table-cell>
          <table:table-cell table:style-name="ce1" table:formula="of:=[.B7]/[.B6]" office:value-type="float" office:value="0.0001484375" calcext:value-type="float">
            <text:p>0.00014844</text:p>
          </table:table-cell>
          <table:table-cell table:style-name="ce1" table:formula="of:=[.C7]/[.C6]" office:value-type="float" office:value="0.0000966796875" calcext:value-type="float">
            <text:p>0.00009668</text:p>
          </table:table-cell>
          <table:table-cell table:style-name="ce1" table:formula="of:=[.D7]/[.D6]" office:value-type="float" office:value="0.000083984375" calcext:value-type="float">
            <text:p>0.00008398</text:p>
          </table:table-cell>
          <table:table-cell table:style-name="ce1" table:formula="of:=[.E7]/[.E6]" office:value-type="float" office:value="0.000074951171875" calcext:value-type="float">
            <text:p>0.00007495</text:p>
          </table:table-cell>
          <table:table-cell table:style-name="ce1" table:formula="of:=[.F7]/[.F6]" office:value-type="float" office:value="0.00007470703125" calcext:value-type="float">
            <text:p>0.00007471</text:p>
          </table:table-cell>
          <table:table-cell table:style-name="ce1" table:formula="of:=[.G7]/[.G6]" office:value-type="float" office:value="0.0000763359069824219" calcext:value-type="float">
            <text:p>0.000076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r</text:p>
          </table:table-cell>
          <table:table-cell table:style-name="ce1" table:formula="of:=[.B8]/[.B6]" office:value-type="float" office:value="0.000033203125" calcext:value-type="float">
            <text:p>0.00003320</text:p>
          </table:table-cell>
          <table:table-cell table:style-name="ce1" table:formula="of:=[.C8]/[.C6]" office:value-type="float" office:value="0.000021484375" calcext:value-type="float">
            <text:p>0.00002148</text:p>
          </table:table-cell>
          <table:table-cell table:style-name="ce1" table:formula="of:=[.D8]/[.D6]" office:value-type="float" office:value="0.0000087890625" calcext:value-type="float">
            <text:p>0.00000879</text:p>
          </table:table-cell>
          <table:table-cell table:style-name="ce1" table:formula="of:=[.E8]/[.E6]" office:value-type="float" office:value="0.0000107421875" calcext:value-type="float">
            <text:p>0.00001074</text:p>
          </table:table-cell>
          <table:table-cell table:style-name="ce1" table:formula="of:=[.F8]/[.F6]" office:value-type="float" office:value="0.00000927734375" calcext:value-type="float">
            <text:p>0.00000928</text:p>
          </table:table-cell>
          <table:table-cell table:style-name="ce1" table:formula="of:=[.G8]/[.G6]" office:value-type="float" office:value="0.00000819587707519531" calcext:value-type="float">
            <text:p>0.000008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s</text:p>
          </table:table-cell>
          <table:table-cell table:style-name="ce1" table:formula="of:=[.B9]/[.B6]" office:value-type="float" office:value="0.000107421875" calcext:value-type="float">
            <text:p>0.00010742</text:p>
          </table:table-cell>
          <table:table-cell table:style-name="ce1" table:formula="of:=[.C9]/[.C6]" office:value-type="float" office:value="0.000064453125" calcext:value-type="float">
            <text:p>0.00006445</text:p>
          </table:table-cell>
          <table:table-cell table:style-name="ce1" table:formula="of:=[.D9]/[.D6]" office:value-type="float" office:value="0.0000654296875" calcext:value-type="float">
            <text:p>0.00006543</text:p>
          </table:table-cell>
          <table:table-cell table:style-name="ce1" table:formula="of:=[.E9]/[.E6]" office:value-type="float" office:value="0.000053955078125" calcext:value-type="float">
            <text:p>0.00005396</text:p>
          </table:table-cell>
          <table:table-cell table:style-name="ce1" table:formula="of:=[.F9]/[.F6]" office:value-type="float" office:value="0.0000562744140625" calcext:value-type="float">
            <text:p>0.00005627</text:p>
          </table:table-cell>
          <table:table-cell table:style-name="ce1" table:formula="of:=[.G9]/[.G6]" office:value-type="float" office:value="0.000057708740234375" calcext:value-type="float">
            <text:p>0.00005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i</text:p>
          </table:table-cell>
          <table:table-cell table:style-name="ce1" table:formula="of:=[.B10]/[.B6]" office:value-type="float" office:value="0.00000518560546875" calcext:value-type="float">
            <text:p>0.00000519</text:p>
          </table:table-cell>
          <table:table-cell table:style-name="ce1" table:formula="of:=[.C10]/[.C6]" office:value-type="float" office:value="0.000004825185546875" calcext:value-type="float">
            <text:p>0.00000483</text:p>
          </table:table-cell>
          <table:table-cell table:style-name="ce1" table:formula="of:=[.D10]/[.D6]" office:value-type="float" office:value="0.0000017837158203125" calcext:value-type="float">
            <text:p>0.00000178</text:p>
          </table:table-cell>
          <table:table-cell table:style-name="ce1" table:formula="of:=[.E10]/[.E6]" office:value-type="float" office:value="0.000000484404296875" calcext:value-type="float">
            <text:p>0.00000048</text:p>
          </table:table-cell>
          <table:table-cell table:style-name="ce1" table:formula="of:=[.F10]/[.F6]" office:value-type="float" office:value="0.000000461790771484375" calcext:value-type="float">
            <text:p>0.00000046</text:p>
          </table:table-cell>
          <table:table-cell table:style-name="ce1" table:formula="of:=[.G10]/[.G6]" office:value-type="float" office:value="0.000000346330585479736" calcext:value-type="float">
            <text:p>0.0000003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8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d Wood</meta:initial-creator>
    <meta:creation-date>2015-09-04T11:46:11.033462720</meta:creation-date>
    <dc:date>2015-09-04T13:00:51.358319726</dc:date>
    <dc:creator>Chad Wood</dc:creator>
    <meta:editing-duration>PT13M49S</meta:editing-duration>
    <meta:editing-cycles>1</meta:editing-cycles>
    <meta:document-statistic meta:table-count="1" meta:cell-count="77" meta:object-count="0"/>
    <meta:generator>LibreOffice/4.2.8.2$Linux_X86_64 LibreOffice_project/420m0$Build-2</meta:generator>
  </office:meta>
</office:document-meta>
</file>